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3.704cm" style:rel-column-width="14279*"/>
    </style:style>
    <style:style style:name="Tabelle6.B" style:family="table-column">
      <style:table-column-properties style:column-width="13.296cm" style:rel-column-width="51256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704cm" style:rel-column-width="14279*"/>
    </style:style>
    <style:style style:name="Tabelle7.B" style:family="table-column">
      <style:table-column-properties style:column-width="13.296cm" style:rel-column-width="51256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3.704cm" style:rel-column-width="14279*"/>
    </style:style>
    <style:style style:name="Tabelle8.B" style:family="table-column">
      <style:table-column-properties style:column-width="13.296cm" style:rel-column-width="51256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3.704cm" style:rel-column-width="14279*"/>
    </style:style>
    <style:style style:name="Tabelle9.B" style:family="table-column">
      <style:table-column-properties style:column-width="13.296cm" style:rel-column-width="51256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3.704cm" style:rel-column-width="14279*"/>
    </style:style>
    <style:style style:name="Tabelle10.B" style:family="table-column">
      <style:table-column-properties style:column-width="13.296cm" style:rel-column-width="51256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B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3.704cm" style:rel-column-width="14279*"/>
    </style:style>
    <style:style style:name="Tabelle11.B" style:family="table-column">
      <style:table-column-properties style:column-width="13.296cm" style:rel-column-width="51256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B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3.704cm" style:rel-column-width="14279*"/>
    </style:style>
    <style:style style:name="Tabelle12.B" style:family="table-column">
      <style:table-column-properties style:column-width="13.296cm" style:rel-column-width="51256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B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3.704cm" style:rel-column-width="14279*"/>
    </style:style>
    <style:style style:name="Tabelle13.B" style:family="table-column">
      <style:table-column-properties style:column-width="13.296cm" style:rel-column-width="51256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B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 Produktfunktionen</text:p>
      <text:p text:style-name="Standard"/>
      <text:list xml:id="list169734951271462442" text:style-name="L1">
        <text:list-item>
          <text:list>
            <text:list-item>
              <text:p text:style-name="P3">Geschäftsprozesse</text:p>
            </text:list-item>
          </text:list>
        </text:list-item>
      </text:list>
      <text:list xml:id="list6054085557220870207" text:style-name="L2">
        <text:list-item>
          <text:p text:style-name="P4">/F10/ (/LF40/)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Geschäftsprozess</text:p>
          </table:table-cell>
          <table:table-cell table:style-name="Tabelle1.B1" office:value-type="string">
            <text:p text:style-name="Table_20_Contents">Ausleihe eines Mediums</text:p>
          </table:table-cell>
        </table:table-row>
        <table:table-row>
          <table:table-cell table:style-name="Tabelle1.A2" office:value-type="string">
            <text:p text:style-name="Table_20_Contents">Ziel</text:p>
          </table:table-cell>
          <table:table-cell table:style-name="Tabelle1.B2" office:value-type="string">
            <text:p text:style-name="Table_20_Contents">Markieren eines durch einen berechtigten Benutzer ausgeliehenen Mediums als ausgeliehen</text:p>
          </table:table-cell>
        </table:table-row>
        <table:table-row>
          <table:table-cell table:style-name="Tabelle1.A2" office:value-type="string">
            <text:p text:style-name="Table_20_Contents">Kategorie</text:p>
          </table:table-cell>
          <table:table-cell table:style-name="Tabelle1.B2" office:value-type="string">
            <text:p text:style-name="Table_20_Contents">Primär</text:p>
          </table:table-cell>
        </table:table-row>
        <table:table-row>
          <table:table-cell table:style-name="Tabelle1.A2" office:value-type="string">
            <text:p text:style-name="Table_20_Contents">Vorbedingung</text:p>
          </table:table-cell>
          <table:table-cell table:style-name="Tabelle1.B2" office:value-type="string">
            <text:p text:style-name="Table_20_Contents">Benutzer hat Medium ausgewählt</text:p>
          </table:table-cell>
        </table:table-row>
        <table:table-row>
          <table:table-cell table:style-name="Tabelle1.A2" office:value-type="string">
            <text:p text:style-name="Table_20_Contents">Nachbedingung Erfolg</text:p>
          </table:table-cell>
          <table:table-cell table:style-name="Tabelle1.B2" office:value-type="string">
            <text:p text:style-name="Table_20_Contents">Medium ist als ausgeliehen markiert</text:p>
          </table:table-cell>
        </table:table-row>
        <table:table-row>
          <table:table-cell table:style-name="Tabelle1.A2" office:value-type="string">
            <text:p text:style-name="Table_20_Contents">Nachbedingung Fehlschlag</text:p>
          </table:table-cell>
          <table:table-cell table:style-name="Tabelle1.B2" office:value-type="string">
            <text:p text:style-name="Table_20_Contents">Medium ist nicht als ausgeliehen markiert</text:p>
            <text:p text:style-name="Table_20_Contents">Benutzer wird informiert, warum eine Ausleihe nicht möglich ist</text:p>
          </table:table-cell>
        </table:table-row>
        <table:table-row>
          <table:table-cell table:style-name="Tabelle1.A2" office:value-type="string">
            <text:p text:style-name="Table_20_Contents">Akteure</text:p>
          </table:table-cell>
          <table:table-cell table:style-name="Tabelle1.B2" office:value-type="string">
            <text:p text:style-name="Table_20_Contents">Benutzer, Monitoring</text:p>
          </table:table-cell>
        </table:table-row>
        <table:table-row>
          <table:table-cell table:style-name="Tabelle1.A2" office:value-type="string">
            <text:p text:style-name="Table_20_Contents">Auslösendes Ereignis</text:p>
          </table:table-cell>
          <table:table-cell table:style-name="Tabelle1.B2" office:value-type="string">
            <text:p text:style-name="Table_20_Contents">Benutzer will ein Medium ausleihen</text:p>
          </table:table-cell>
        </table:table-row>
        <table:table-row>
          <table:table-cell table:style-name="Tabelle1.A2" office:value-type="string">
            <text:p text:style-name="Table_20_Contents">Beschreibung</text:p>
          </table:table-cell>
          <table:table-cell table:style-name="Tabelle1.B2" office:value-type="string">
            <text:p text:style-name="Table_20_Contents">1. Medium auswählen</text:p>
            <text:p text:style-name="Table_20_Contents">2. Überprüfen, ob Vorbestellung vorliegt und ob Benutzer das Recht zur Ausleihe hat</text:p>
            <text:p text:style-name="Table_20_Contents">3. Medium als ausgeliehen markieren und Rückgabedatum wird gesetzt</text:p>
          </table:table-cell>
        </table:table-row>
        <table:table-row>
          <table:table-cell table:style-name="Tabelle1.A2" office:value-type="string">
            <text:p text:style-name="Table_20_Contents">Alternativen</text:p>
          </table:table-cell>
          <table:table-cell table:style-name="Tabelle1.B2" office:value-type="string">
            <text:p text:style-name="Table_20_Contents"/>
          </table:table-cell>
        </table:table-row>
      </table:table>
      <text:list xml:id="list38576967" text:continue-numbering="true" text:style-name="L2">
        <text:list-header>
          <text:p text:style-name="P4"/>
        </text:list-header>
        <text:list-item>
          <text:p text:style-name="P4">/F11/ (/LF/40) 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Geschäftsprozess</text:p>
          </table:table-cell>
          <table:table-cell table:style-name="Tabelle2.B1" office:value-type="string">
            <text:p text:style-name="Table_20_Contents">Rückgabe eines Mediums</text:p>
          </table:table-cell>
        </table:table-row>
        <table:table-row>
          <table:table-cell table:style-name="Tabelle2.A2" office:value-type="string">
            <text:p text:style-name="Table_20_Contents">Ziel</text:p>
          </table:table-cell>
          <table:table-cell table:style-name="Tabelle2.B2" office:value-type="string">
            <text:p text:style-name="Table_20_Contents">Markieren eines durch einen berechtigten Benutzer ausgeliehenen Mediums als nicht ausgeliehen</text:p>
          </table:table-cell>
        </table:table-row>
        <table:table-row>
          <table:table-cell table:style-name="Tabelle2.A2" office:value-type="string">
            <text:p text:style-name="Table_20_Contents">Kategorie</text:p>
          </table:table-cell>
          <table:table-cell table:style-name="Tabelle2.B2" office:value-type="string">
            <text:p text:style-name="Table_20_Contents">Primär</text:p>
          </table:table-cell>
        </table:table-row>
        <table:table-row>
          <table:table-cell table:style-name="Tabelle2.A2" office:value-type="string">
            <text:p text:style-name="Table_20_Contents">Vorbedingung</text:p>
          </table:table-cell>
          <table:table-cell table:style-name="Tabelle2.B2" office:value-type="string">
            <text:p text:style-name="Table_20_Contents">Benutzer hat Medium ausgeliehen</text:p>
          </table:table-cell>
        </table:table-row>
        <table:table-row>
          <table:table-cell table:style-name="Tabelle2.A2" office:value-type="string">
            <text:p text:style-name="Table_20_Contents">Nachbedingung Erfolg</text:p>
          </table:table-cell>
          <table:table-cell table:style-name="Tabelle2.B2" office:value-type="string">
            <text:p text:style-name="Table_20_Contents">Medium ist als nicht ausgeliehen markiert</text:p>
          </table:table-cell>
        </table:table-row>
        <table:table-row>
          <table:table-cell table:style-name="Tabelle2.A2" office:value-type="string">
            <text:p text:style-name="Table_20_Contents">Nachbedingung Fehlschlag</text:p>
          </table:table-cell>
          <table:table-cell table:style-name="Tabelle2.B2" office:value-type="string">
            <text:p text:style-name="Table_20_Contents">Medium bleibt als ausgeliehen markiert</text:p>
            <text:p text:style-name="Table_20_Contents">Fehlermeldung wird ausgegeben (Rückgabe zu diesem Zeitpunkt nicht möglich)</text:p>
          </table:table-cell>
        </table:table-row>
        <table:table-row>
          <table:table-cell table:style-name="Tabelle2.A2" office:value-type="string">
            <text:p text:style-name="Table_20_Contents">Akteure</text:p>
          </table:table-cell>
          <table:table-cell table:style-name="Tabelle2.B2" office:value-type="string">
            <text:p text:style-name="Table_20_Contents">Benutzer, Monitoring</text:p>
          </table:table-cell>
        </table:table-row>
        <table:table-row>
          <table:table-cell table:style-name="Tabelle2.A2" office:value-type="string">
            <text:p text:style-name="Table_20_Contents">Auslösendes Ereignis</text:p>
          </table:table-cell>
          <table:table-cell table:style-name="Tabelle2.B2" office:value-type="string">
            <text:p text:style-name="Table_20_Contents">Benutzer will ein Medium zurückgeben</text:p>
          </table:table-cell>
        </table:table-row>
        <table:table-row>
          <table:table-cell table:style-name="Tabelle2.A2" office:value-type="string">
            <text:p text:style-name="Table_20_Contents">Beschreibung</text:p>
          </table:table-cell>
          <table:table-cell table:style-name="Tabelle2.B2" office:value-type="string">
            <text:p text:style-name="Table_20_Contents">1. Benutzer gibt Medium an der Rückgabestelle ab</text:p>
            <text:p text:style-name="Table_20_Contents">2. Medium wird als zurückgegeben/nicht ausgeliehen markiert</text:p>
          </table:table-cell>
        </table:table-row>
        <table:table-row>
          <table:table-cell table:style-name="Tabelle2.A2" office:value-type="string">
            <text:p text:style-name="Table_20_Contents">Alternativen</text:p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list xml:id="list38576260" text:continue-numbering="true" text:style-name="L2">
        <text:list-item>
          <text:p text:style-name="P4">/F12/ Ausleihe verlängern (/LF70/)</text:p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Geschäftsprozess</text:p>
          </table:table-cell>
          <table:table-cell table:style-name="Tabelle3.B1" office:value-type="string">
            <text:p text:style-name="Table_20_Contents">Ausleihe eines Mediums</text:p>
          </table:table-cell>
        </table:table-row>
        <text:soft-page-break/>
        <table:table-row>
          <table:table-cell table:style-name="Tabelle3.A2" office:value-type="string">
            <text:p text:style-name="Table_20_Contents">Ziel</text:p>
          </table:table-cell>
          <table:table-cell table:style-name="Tabelle3.B2" office:value-type="string">
            <text:p text:style-name="Table_20_Contents">Verlängerung einer vorhergehenden Ausleihe</text:p>
          </table:table-cell>
        </table:table-row>
        <table:table-row>
          <table:table-cell table:style-name="Tabelle3.A2" office:value-type="string">
            <text:p text:style-name="Table_20_Contents">Kategorie</text:p>
          </table:table-cell>
          <table:table-cell table:style-name="Tabelle3.B2" office:value-type="string">
            <text:p text:style-name="Table_20_Contents">Primär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Benutzer hat Medium ausgewählt und Medium ist nicht vorbestellt</text:p>
          </table:table-cell>
        </table:table-row>
        <table:table-row>
          <table:table-cell table:style-name="Tabelle3.A2" office:value-type="string">
            <text:p text:style-name="Table_20_Contents">Nachbedingung Erfolg</text:p>
          </table:table-cell>
          <table:table-cell table:style-name="Tabelle3.B2" office:value-type="string">
            <text:p text:style-name="Table_20_Contents">Rückgabedatum des Mediums wird verändert</text:p>
          </table:table-cell>
        </table:table-row>
        <table:table-row>
          <table:table-cell table:style-name="Tabelle3.A2" office:value-type="string">
            <text:p text:style-name="Table_20_Contents">Nachbedingung Fehlschlag</text:p>
          </table:table-cell>
          <table:table-cell table:style-name="Tabelle3.B2" office:value-type="string">
            <text:p text:style-name="Table_20_Contents">Vorheriges Rückgabedatum wird beibehalten</text:p>
            <text:p text:style-name="Table_20_Contents">Fehlermeldung wird ausgegeben (Fehlende rechte oder bereits vorbestellt)</text:p>
          </table:table-cell>
        </table:table-row>
        <table:table-row>
          <table:table-cell table:style-name="Tabelle3.A2" office:value-type="string">
            <text:p text:style-name="Table_20_Contents">Akteure</text:p>
          </table:table-cell>
          <table:table-cell table:style-name="Tabelle3.B2" office:value-type="string">
            <text:p text:style-name="Table_20_Contents">Benutzer (mit Ausleihrechten für respektives Medium), Monitoring</text:p>
          </table:table-cell>
        </table:table-row>
        <table:table-row>
          <table:table-cell table:style-name="Tabelle3.A2" office:value-type="string">
            <text:p text:style-name="Table_20_Contents">Auslösendes Ereignis</text:p>
          </table:table-cell>
          <table:table-cell table:style-name="Tabelle3.B2" office:value-type="string">
            <text:p text:style-name="Table_20_Contents">Benutzer möchte eine Ausleihe verlängern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1. Vorbestellung des Mediums und Ausleihrechte des Benutzers werden überprüft</text:p>
            <text:p text:style-name="Table_20_Contents">2. Ausleihe wird verlängert</text:p>
          </table:table-cell>
        </table:table-row>
        <table:table-row>
          <table:table-cell table:style-name="Tabelle3.A2" office:value-type="string">
            <text:p text:style-name="Table_20_Contents">Alternativen</text:p>
          </table:table-cell>
          <table:table-cell table:style-name="Tabelle3.B2" office:value-type="string">
            <text:p text:style-name="Table_20_Contents"/>
          </table:table-cell>
        </table:table-row>
      </table:table>
      <text:list xml:id="list38577217" text:continue-numbering="true" text:style-name="L2">
        <text:list-header>
          <text:p text:style-name="P4"/>
        </text:list-header>
        <text:list-item>
          <text:p text:style-name="P4">/F13/ <text:s/>Medium vorbestellen (/LF/70)</text:p>
        </text:list-item>
      </text:list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Geschäftsprozess</text:p>
          </table:table-cell>
          <table:table-cell table:style-name="Tabelle4.B1" office:value-type="string">
            <text:p text:style-name="Table_20_Contents">Vorbestellen eines Mediums</text:p>
          </table:table-cell>
        </table:table-row>
        <table:table-row>
          <table:table-cell table:style-name="Tabelle4.A2" office:value-type="string">
            <text:p text:style-name="Table_20_Contents">Ziel</text:p>
          </table:table-cell>
          <table:table-cell table:style-name="Tabelle4.B2" office:value-type="string">
            <text:p text:style-name="Table_20_Contents">Markieren eines durch einen berechtigten Benutzer ausgeliehenen Mediums als vorbestellt</text:p>
          </table:table-cell>
        </table:table-row>
        <table:table-row>
          <table:table-cell table:style-name="Tabelle4.A2" office:value-type="string">
            <text:p text:style-name="Table_20_Contents">Kategorie</text:p>
          </table:table-cell>
          <table:table-cell table:style-name="Tabelle4.B2" office:value-type="string">
            <text:p text:style-name="Table_20_Contents">Primär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Benutzer hat Medium ausgewählt und Medium ist nicht vorbestellt</text:p>
          </table:table-cell>
        </table:table-row>
        <table:table-row>
          <table:table-cell table:style-name="Tabelle4.A2" office:value-type="string">
            <text:p text:style-name="Table_20_Contents">Nachbedingung Erfolg</text:p>
          </table:table-cell>
          <table:table-cell table:style-name="Tabelle4.B2" office:value-type="string">
            <text:p text:style-name="Table_20_Contents">Medium ist als vorbestellt markiert</text:p>
          </table:table-cell>
        </table:table-row>
        <table:table-row>
          <table:table-cell table:style-name="Tabelle4.A2" office:value-type="string">
            <text:p text:style-name="Table_20_Contents">Nachbedingung Fehlschlag</text:p>
          </table:table-cell>
          <table:table-cell table:style-name="Tabelle4.B2" office:value-type="string">
            <text:p text:style-name="Table_20_Contents">Vorbestellung wird nicht durchgeführt, Fehlermeldung wird ausgegeben (unzulängliche Rechte oder bereits vorbestellt)</text:p>
          </table:table-cell>
        </table:table-row>
        <table:table-row>
          <table:table-cell table:style-name="Tabelle4.A2" office:value-type="string">
            <text:p text:style-name="Table_20_Contents">Akteure</text:p>
          </table:table-cell>
          <table:table-cell table:style-name="Tabelle4.B2" office:value-type="string">
            <text:p text:style-name="Table_20_Contents">Benutzer (mit Ausleihrechten für respektives Medium), Monitoring</text:p>
          </table:table-cell>
        </table:table-row>
        <table:table-row>
          <table:table-cell table:style-name="Tabelle4.A2" office:value-type="string">
            <text:p text:style-name="Table_20_Contents">Auslösendes Ereignis</text:p>
          </table:table-cell>
          <table:table-cell table:style-name="Tabelle4.B2" office:value-type="string">
            <text:p text:style-name="Table_20_Contents">Benutzer möchte ein Medium vorbestellen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1. Vorbestellung des Mediums und Ausleihrechte des Benutzers werden überprüft</text:p>
            <text:p text:style-name="Table_20_Contents">2. Medium wird als vorbestellt markiert</text:p>
          </table:table-cell>
        </table:table-row>
        <table:table-row>
          <table:table-cell table:style-name="Tabelle4.A2" office:value-type="string">
            <text:p text:style-name="Table_20_Contents">Alternativen</text:p>
          </table:table-cell>
          <table:table-cell table:style-name="Tabelle4.B2" office:value-type="string">
            <text:p text:style-name="Table_20_Contents"/>
          </table:table-cell>
        </table:table-row>
      </table:table>
      <text:list xml:id="list38586274" text:continue-numbering="true" text:style-name="L2">
        <text:list-header>
          <text:p text:style-name="P4"/>
        </text:list-header>
        <text:list-item>
          <text:p text:style-name="P4">/F20/ Nutzer Hinzufügen (/LF30/)</text:p>
        </text:list-item>
      </text:list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Geschäftsprozess</text:p>
          </table:table-cell>
          <table:table-cell table:style-name="Tabelle5.B1" office:value-type="string">
            <text:p text:style-name="Table_20_Contents">Hinzufügen eines Nutzers</text:p>
          </table:table-cell>
        </table:table-row>
        <table:table-row>
          <table:table-cell table:style-name="Tabelle5.A2" office:value-type="string">
            <text:p text:style-name="Table_20_Contents">Ziel</text:p>
          </table:table-cell>
          <table:table-cell table:style-name="Tabelle5.B2" office:value-type="string">
            <text:p text:style-name="Table_20_Contents">Hinzufügen eines neuen Nutzers zum System durch einen Administrator</text:p>
          </table:table-cell>
        </table:table-row>
        <table:table-row>
          <table:table-cell table:style-name="Tabelle5.A2" office:value-type="string">
            <text:p text:style-name="Table_20_Contents">Kategorie</text:p>
          </table:table-cell>
          <table:table-cell table:style-name="Tabelle5.B2" office:value-type="string">
            <text:p text:style-name="Table_20_Contents">Primär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Nutzerdaten bekannt</text:p>
          </table:table-cell>
        </table:table-row>
        <table:table-row>
          <table:table-cell table:style-name="Tabelle5.A2" office:value-type="string">
            <text:p text:style-name="Table_20_Contents">Nachbedingung Erfolg</text:p>
          </table:table-cell>
          <table:table-cell table:style-name="Tabelle5.B2" office:value-type="string">
            <text:p text:style-name="Table_20_Contents">Nutzer ist in das System eingetragen</text:p>
          </table:table-cell>
        </table:table-row>
        <text:soft-page-break/>
        <table:table-row>
          <table:table-cell table:style-name="Tabelle5.A2" office:value-type="string">
            <text:p text:style-name="Table_20_Contents">Nachbedingung Fehlschlag</text:p>
          </table:table-cell>
          <table:table-cell table:style-name="Tabelle5.B2" office:value-type="string">
            <text:p text:style-name="Table_20_Contents">Administrator wird informiert, warum das hinzufügen nicht möglich ist</text:p>
          </table:table-cell>
        </table:table-row>
        <table:table-row>
          <table:table-cell table:style-name="Tabelle5.A2" office:value-type="string">
            <text:p text:style-name="Table_20_Contents">Akteure</text:p>
          </table:table-cell>
          <table:table-cell table:style-name="Tabelle5.B2" office:value-type="string">
            <text:p text:style-name="Table_20_Contents">Administrator</text:p>
          </table:table-cell>
        </table:table-row>
        <table:table-row>
          <table:table-cell table:style-name="Tabelle5.A2" office:value-type="string">
            <text:p text:style-name="Table_20_Contents">Auslösendes Ereignis</text:p>
          </table:table-cell>
          <table:table-cell table:style-name="Tabelle5.B2" office:value-type="string">
            <text:p text:style-name="Table_20_Contents">Administrator möchte einen Benutzer hinzufügen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1. <text:s/>Daten in Formular eintragen</text:p>
            <text:p text:style-name="Table_20_Contents">2. Nutzergrenzen überprüfen</text:p>
            <text:p text:style-name="Table_20_Contents">3. Nutzer eintragen</text:p>
          </table:table-cell>
        </table:table-row>
        <table:table-row>
          <table:table-cell table:style-name="Tabelle5.A2" office:value-type="string">
            <text:p text:style-name="Table_20_Contents">Alternativen</text:p>
          </table:table-cell>
          <table:table-cell table:style-name="Tabelle5.B2" office:value-type="string">
            <text:p text:style-name="Table_20_Contents"/>
          </table:table-cell>
        </table:table-row>
      </table:table>
      <text:list xml:id="list38579955" text:continue-numbering="true" text:style-name="L2">
        <text:list-item>
          <text:p text:style-name="P4">/F21/ Nutzer Löschen (/LF30/)</text:p>
        </text:list-item>
      </text:list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Geschäftsprozess</text:p>
          </table:table-cell>
          <table:table-cell table:style-name="Tabelle6.B1" office:value-type="string">
            <text:p text:style-name="Table_20_Contents">Löschen eines Nutzers</text:p>
          </table:table-cell>
        </table:table-row>
        <table:table-row>
          <table:table-cell table:style-name="Tabelle6.A2" office:value-type="string">
            <text:p text:style-name="Table_20_Contents">Ziel</text:p>
          </table:table-cell>
          <table:table-cell table:style-name="Tabelle6.B2" office:value-type="string">
            <text:p text:style-name="Table_20_Contents">Löschen eines neuen Nutzers aus dem System durch einen Administrator</text:p>
          </table:table-cell>
        </table:table-row>
        <table:table-row>
          <table:table-cell table:style-name="Tabelle6.A2" office:value-type="string">
            <text:p text:style-name="Table_20_Contents">Kategorie</text:p>
          </table:table-cell>
          <table:table-cell table:style-name="Tabelle6.B2" office:value-type="string">
            <text:p text:style-name="Table_20_Contents">Primär</text:p>
          </table:table-cell>
        </table:table-row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Nutzerdaten bekannt</text:p>
            <text:p text:style-name="Table_20_Contents">Administrator hat Recht „Nutzer Löschen“</text:p>
          </table:table-cell>
        </table:table-row>
        <table:table-row>
          <table:table-cell table:style-name="Tabelle6.A2" office:value-type="string">
            <text:p text:style-name="Table_20_Contents">Nachbedingung Erfolg</text:p>
          </table:table-cell>
          <table:table-cell table:style-name="Tabelle6.B2" office:value-type="string">
            <text:p text:style-name="Table_20_Contents">Nutzer ist nicht mehr im System bekannt</text:p>
          </table:table-cell>
        </table:table-row>
        <table:table-row>
          <table:table-cell table:style-name="Tabelle6.A2" office:value-type="string">
            <text:p text:style-name="Table_20_Contents">Nachbedingung Fehlschlag</text:p>
          </table:table-cell>
          <table:table-cell table:style-name="Tabelle6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6.A2" office:value-type="string">
            <text:p text:style-name="Table_20_Contents">Akteure</text:p>
          </table:table-cell>
          <table:table-cell table:style-name="Tabelle6.B2" office:value-type="string">
            <text:p text:style-name="Table_20_Contents">Administrator</text:p>
          </table:table-cell>
        </table:table-row>
        <table:table-row>
          <table:table-cell table:style-name="Tabelle6.A2" office:value-type="string">
            <text:p text:style-name="Table_20_Contents">Auslösendes Ereignis</text:p>
          </table:table-cell>
          <table:table-cell table:style-name="Tabelle6.B2" office:value-type="string">
            <text:p text:style-name="Table_20_Contents">Administrator möchte einen Benutzer löschen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1. Nutzer in Nutzerliste suchen und auswählen</text:p>
            <text:p text:style-name="Table_20_Contents">2. Löschen betätigen</text:p>
          </table:table-cell>
        </table:table-row>
        <table:table-row>
          <table:table-cell table:style-name="Tabelle6.A2" office:value-type="string">
            <text:p text:style-name="Table_20_Contents">Alternativen</text:p>
          </table:table-cell>
          <table:table-cell table:style-name="Tabelle6.B2" office:value-type="string">
            <text:p text:style-name="Table_20_Contents"/>
          </table:table-cell>
        </table:table-row>
      </table:table>
      <text:list xml:id="list38579490" text:continue-numbering="true" text:style-name="L2">
        <text:list-item>
          <text:p text:style-name="P4">/F22/ Nutzer Ändern (/LF30/)</text:p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Geschäftsprozess</text:p>
          </table:table-cell>
          <table:table-cell table:style-name="Tabelle7.B1" office:value-type="string">
            <text:p text:style-name="Table_20_Contents">Ändern von Nutzerdaten</text:p>
          </table:table-cell>
        </table:table-row>
        <table:table-row>
          <table:table-cell table:style-name="Tabelle7.A2" office:value-type="string">
            <text:p text:style-name="Table_20_Contents">Ziel</text:p>
          </table:table-cell>
          <table:table-cell table:style-name="Tabelle7.B2" office:value-type="string">
            <text:p text:style-name="Table_20_Contents">Ändern von Nutzerdaten durch einn Administrator</text:p>
          </table:table-cell>
        </table:table-row>
        <table:table-row>
          <table:table-cell table:style-name="Tabelle7.A2" office:value-type="string">
            <text:p text:style-name="Table_20_Contents">Kategorie</text:p>
          </table:table-cell>
          <table:table-cell table:style-name="Tabelle7.B2" office:value-type="string">
            <text:p text:style-name="Table_20_Contents">Primär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Nutzerdaten bekannt</text:p>
          </table:table-cell>
        </table:table-row>
        <table:table-row>
          <table:table-cell table:style-name="Tabelle7.A2" office:value-type="string">
            <text:p text:style-name="Table_20_Contents">Nachbedingung Erfolg</text:p>
          </table:table-cell>
          <table:table-cell table:style-name="Tabelle7.B2" office:value-type="string">
            <text:p text:style-name="Table_20_Contents">Nutzerdaten vorher und nachher nicht identisch</text:p>
          </table:table-cell>
        </table:table-row>
        <table:table-row>
          <table:table-cell table:style-name="Tabelle7.A2" office:value-type="string">
            <text:p text:style-name="Table_20_Contents">Nachbedingung Fehlschlag</text:p>
          </table:table-cell>
          <table:table-cell table:style-name="Tabelle7.B2" office:value-type="string">
            <text:p text:style-name="Table_20_Contents">Administrator wird informiert, warum die Änderung nicht möglich ist</text:p>
          </table:table-cell>
        </table:table-row>
        <table:table-row>
          <table:table-cell table:style-name="Tabelle7.A2" office:value-type="string">
            <text:p text:style-name="Table_20_Contents">Akteure</text:p>
          </table:table-cell>
          <table:table-cell table:style-name="Tabelle7.B2" office:value-type="string">
            <text:p text:style-name="Table_20_Contents">Administrator</text:p>
          </table:table-cell>
        </table:table-row>
        <table:table-row>
          <table:table-cell table:style-name="Tabelle7.A2" office:value-type="string">
            <text:p text:style-name="Table_20_Contents">Auslösendes Ereignis</text:p>
          </table:table-cell>
          <table:table-cell table:style-name="Tabelle7.B2" office:value-type="string">
            <text:p text:style-name="Table_20_Contents">Administrator möchte Benutzerdaten ändern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1. <text:s/>Nutzer in Nutzerliste suchen und auswählen</text:p>
            <text:p text:style-name="Table_20_Contents">2. Neue Daten in Formular eintragen</text:p>
            <text:p text:style-name="Table_20_Contents">3. Änderung betätigen</text:p>
          </table:table-cell>
        </table:table-row>
        <table:table-row>
          <table:table-cell table:style-name="Tabelle7.A2" office:value-type="string">
            <text:p text:style-name="Table_20_Contents">Alternativen</text:p>
          </table:table-cell>
          <table:table-cell table:style-name="Tabelle7.B2" office:value-type="string">
            <text:p text:style-name="Table_20_Contents"/>
          </table:table-cell>
        </table:table-row>
      </table:table>
      <text:list xml:id="list38591712" text:continue-numbering="true" text:style-name="L2">
        <text:list-header>
          <text:p text:style-name="P4"/>
        </text:list-header>
        <text:list-item>
          <text:p text:style-name="P4"><text:soft-page-break/>/F30/ Medium Hinzufügen <text:s/>(/LF10/)</text:p>
        </text:list-item>
      </text:list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Table_20_Contents">Geschäftsprozess</text:p>
          </table:table-cell>
          <table:table-cell table:style-name="Tabelle8.B1" office:value-type="string">
            <text:p text:style-name="Table_20_Contents">Hinzufügen eines Mediums</text:p>
          </table:table-cell>
        </table:table-row>
        <table:table-row>
          <table:table-cell table:style-name="Tabelle8.A2" office:value-type="string">
            <text:p text:style-name="Table_20_Contents">Ziel</text:p>
          </table:table-cell>
          <table:table-cell table:style-name="Tabelle8.B2" office:value-type="string">
            <text:p text:style-name="Table_20_Contents">Hinzufügen eines neuen Mediums zum System durch einen Administrator</text:p>
          </table:table-cell>
        </table:table-row>
        <table:table-row>
          <table:table-cell table:style-name="Tabelle8.A2" office:value-type="string">
            <text:p text:style-name="Table_20_Contents">Kategorie</text:p>
          </table:table-cell>
          <table:table-cell table:style-name="Tabelle8.B2" office:value-type="string">
            <text:p text:style-name="Table_20_Contents">Primär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-</text:p>
          </table:table-cell>
        </table:table-row>
        <table:table-row>
          <table:table-cell table:style-name="Tabelle8.A2" office:value-type="string">
            <text:p text:style-name="Table_20_Contents">Nachbedingung Erfolg</text:p>
          </table:table-cell>
          <table:table-cell table:style-name="Tabelle8.B2" office:value-type="string">
            <text:p text:style-name="Table_20_Contents">Medium ist in das System eingetragen</text:p>
          </table:table-cell>
        </table:table-row>
        <table:table-row>
          <table:table-cell table:style-name="Tabelle8.A2" office:value-type="string">
            <text:p text:style-name="Table_20_Contents">Nachbedingung Fehlschlag</text:p>
          </table:table-cell>
          <table:table-cell table:style-name="Tabelle8.B2" office:value-type="string">
            <text:p text:style-name="Table_20_Contents">Administrator wird informiert, warum das hinzufügen nicht möglich ist</text:p>
          </table:table-cell>
        </table:table-row>
        <table:table-row>
          <table:table-cell table:style-name="Tabelle8.A2" office:value-type="string">
            <text:p text:style-name="Table_20_Contents">Akteure</text:p>
          </table:table-cell>
          <table:table-cell table:style-name="Tabelle8.B2" office:value-type="string">
            <text:p text:style-name="Table_20_Contents">Administrator</text:p>
          </table:table-cell>
        </table:table-row>
        <table:table-row>
          <table:table-cell table:style-name="Tabelle8.A2" office:value-type="string">
            <text:p text:style-name="Table_20_Contents">Auslösendes Ereignis</text:p>
          </table:table-cell>
          <table:table-cell table:style-name="Tabelle8.B2" office:value-type="string">
            <text:p text:style-name="Table_20_Contents">Administrator möchte ein Medium hinzufügen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1.Überprüfen, ob Medium in System vorhanden ist und ggf. Informationen eintragen (Titel, ISBN, etc.)</text:p>
            <text:p text:style-name="Table_20_Contents">2.Medium per Formular eintragen und mit Metadaten verbinden</text:p>
          </table:table-cell>
        </table:table-row>
        <table:table-row>
          <table:table-cell table:style-name="Tabelle8.A2" office:value-type="string">
            <text:p text:style-name="Table_20_Contents">Alternativen</text:p>
          </table:table-cell>
          <table:table-cell table:style-name="Tabelle8.B2" office:value-type="string">
            <text:p text:style-name="Table_20_Contents"/>
          </table:table-cell>
        </table:table-row>
      </table:table>
      <text:list xml:id="list38582971" text:continue-numbering="true" text:style-name="L2">
        <text:list-item>
          <text:p text:style-name="P4">/F31/ Medium Löschen (/LF10/)</text:p>
        </text:list-item>
      </text:list>
      <text:p text:style-name="Standard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Table_20_Contents">Geschäftsprozess</text:p>
          </table:table-cell>
          <table:table-cell table:style-name="Tabelle9.B1" office:value-type="string">
            <text:p text:style-name="Table_20_Contents">Löschen eines Mediums</text:p>
          </table:table-cell>
        </table:table-row>
        <table:table-row>
          <table:table-cell table:style-name="Tabelle9.A2" office:value-type="string">
            <text:p text:style-name="Table_20_Contents">Ziel</text:p>
          </table:table-cell>
          <table:table-cell table:style-name="Tabelle9.B2" office:value-type="string">
            <text:p text:style-name="Table_20_Contents">Entfernen eines Mediums durch einen Administrator</text:p>
          </table:table-cell>
        </table:table-row>
        <table:table-row>
          <table:table-cell table:style-name="Tabelle9.A2" office:value-type="string">
            <text:p text:style-name="Table_20_Contents">Kategorie</text:p>
          </table:table-cell>
          <table:table-cell table:style-name="Tabelle9.B2" office:value-type="string">
            <text:p text:style-name="Table_20_Contents">Primär</text:p>
          </table:table-cell>
        </table:table-row>
        <table:table-row>
          <table:table-cell table:style-name="Tabelle9.A2" office:value-type="string">
            <text:p text:style-name="Table_20_Contents">Vorbedingung</text:p>
          </table:table-cell>
          <table:table-cell table:style-name="Tabelle9.B2" office:value-type="string">
            <text:p text:style-name="Table_20_Contents">Medium ist nicht ausgeliehen</text:p>
            <text:p text:style-name="Table_20_Contents">Medium existiert in System</text:p>
          </table:table-cell>
        </table:table-row>
        <table:table-row>
          <table:table-cell table:style-name="Tabelle9.A2" office:value-type="string">
            <text:p text:style-name="Table_20_Contents">Nachbedingung Erfolg</text:p>
          </table:table-cell>
          <table:table-cell table:style-name="Tabelle9.B2" office:value-type="string">
            <text:p text:style-name="Table_20_Contents">Medium ist nicht mehr im System zu finden</text:p>
          </table:table-cell>
        </table:table-row>
        <table:table-row>
          <table:table-cell table:style-name="Tabelle9.A2" office:value-type="string">
            <text:p text:style-name="Table_20_Contents">Nachbedingung Fehlschlag</text:p>
          </table:table-cell>
          <table:table-cell table:style-name="Tabelle9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9.A2" office:value-type="string">
            <text:p text:style-name="Table_20_Contents">Akteure</text:p>
          </table:table-cell>
          <table:table-cell table:style-name="Tabelle9.B2" office:value-type="string">
            <text:p text:style-name="Table_20_Contents">Administrator</text:p>
          </table:table-cell>
        </table:table-row>
        <table:table-row>
          <table:table-cell table:style-name="Tabelle9.A2" office:value-type="string">
            <text:p text:style-name="Table_20_Contents">Auslösendes Ereignis</text:p>
          </table:table-cell>
          <table:table-cell table:style-name="Tabelle9.B2" office:value-type="string">
            <text:p text:style-name="Table_20_Contents">Administrator möchte ein Medium löschen</text:p>
          </table:table-cell>
        </table:table-row>
        <table:table-row>
          <table:table-cell table:style-name="Tabelle9.A2" office:value-type="string">
            <text:p text:style-name="Table_20_Contents">Beschreibung</text:p>
          </table:table-cell>
          <table:table-cell table:style-name="Tabelle9.B2" office:value-type="string">
            <text:p text:style-name="Table_20_Contents">1.Medium aus Liste auswählen</text:p>
            <text:p text:style-name="Table_20_Contents">2.Löschen betätigen</text:p>
          </table:table-cell>
        </table:table-row>
        <table:table-row>
          <table:table-cell table:style-name="Tabelle9.A2" office:value-type="string">
            <text:p text:style-name="Table_20_Contents">Alternativen</text:p>
          </table:table-cell>
          <table:table-cell table:style-name="Tabelle9.B2" office:value-type="string">
            <text:p text:style-name="Table_20_Contents"/>
          </table:table-cell>
        </table:table-row>
      </table:table>
      <text:list xml:id="list38589989" text:continue-numbering="true" text:style-name="L2">
        <text:list-header>
          <text:p text:style-name="P4"/>
        </text:list-header>
        <text:list-item>
          <text:p text:style-name="P4">/F32/ Medium Ändern (/LF10/)</text:p>
        </text:list-item>
      </text:list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Table_20_Contents">Geschäftsprozess</text:p>
          </table:table-cell>
          <table:table-cell table:style-name="Tabelle10.B1" office:value-type="string">
            <text:p text:style-name="Table_20_Contents">Ändern eines Mediums</text:p>
          </table:table-cell>
        </table:table-row>
        <table:table-row>
          <table:table-cell table:style-name="Tabelle10.A2" office:value-type="string">
            <text:p text:style-name="Table_20_Contents">Ziel</text:p>
          </table:table-cell>
          <table:table-cell table:style-name="Tabelle10.B2" office:value-type="string">
            <text:p text:style-name="Table_20_Contents">Ändern eines Mediums durch einen Administrator</text:p>
          </table:table-cell>
        </table:table-row>
        <table:table-row>
          <table:table-cell table:style-name="Tabelle10.A2" office:value-type="string">
            <text:p text:style-name="Table_20_Contents">Kategorie</text:p>
          </table:table-cell>
          <table:table-cell table:style-name="Tabelle10.B2" office:value-type="string">
            <text:p text:style-name="Table_20_Contents">Primär</text:p>
          </table:table-cell>
        </table:table-row>
        <table:table-row>
          <table:table-cell table:style-name="Tabelle10.A2" office:value-type="string">
            <text:p text:style-name="Table_20_Contents">Vorbedingung</text:p>
          </table:table-cell>
          <table:table-cell table:style-name="Tabelle10.B2" office:value-type="string">
            <text:p text:style-name="Table_20_Contents">Medium ist nicht ausgeliehen</text:p>
            <text:p text:style-name="Table_20_Contents">Medium existiert in System</text:p>
          </table:table-cell>
        </table:table-row>
        <text:soft-page-break/>
        <table:table-row>
          <table:table-cell table:style-name="Tabelle10.A2" office:value-type="string">
            <text:p text:style-name="Table_20_Contents">Nachbedingung Erfolg</text:p>
          </table:table-cell>
          <table:table-cell table:style-name="Tabelle10.B2" office:value-type="string">
            <text:p text:style-name="Table_20_Contents">Mediendaten vorher und nachher sind nicht identisch</text:p>
          </table:table-cell>
        </table:table-row>
        <table:table-row>
          <table:table-cell table:style-name="Tabelle10.A2" office:value-type="string">
            <text:p text:style-name="Table_20_Contents">Nachbedingung Fehlschlag</text:p>
          </table:table-cell>
          <table:table-cell table:style-name="Tabelle10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0.A2" office:value-type="string">
            <text:p text:style-name="Table_20_Contents">Akteure</text:p>
          </table:table-cell>
          <table:table-cell table:style-name="Tabelle10.B2" office:value-type="string">
            <text:p text:style-name="Table_20_Contents">Administrator</text:p>
          </table:table-cell>
        </table:table-row>
        <table:table-row>
          <table:table-cell table:style-name="Tabelle10.A2" office:value-type="string">
            <text:p text:style-name="Table_20_Contents">Auslösendes Ereignis</text:p>
          </table:table-cell>
          <table:table-cell table:style-name="Tabelle10.B2" office:value-type="string">
            <text:p text:style-name="Table_20_Contents">Administrator möchte ein Medium löschen</text:p>
          </table:table-cell>
        </table:table-row>
        <table:table-row>
          <table:table-cell table:style-name="Tabelle10.A2" office:value-type="string">
            <text:p text:style-name="Table_20_Contents">Beschreibung</text:p>
          </table:table-cell>
          <table:table-cell table:style-name="Tabelle10.B2" office:value-type="string">
            <text:p text:style-name="Table_20_Contents">1.Medium aus Liste auswählen</text:p>
            <text:p text:style-name="Table_20_Contents">2.Löschen betätigen</text:p>
          </table:table-cell>
        </table:table-row>
        <table:table-row>
          <table:table-cell table:style-name="Tabelle10.A2" office:value-type="string">
            <text:p text:style-name="Table_20_Contents">Alternativen</text:p>
          </table:table-cell>
          <table:table-cell table:style-name="Tabelle10.B2" office:value-type="string">
            <text:p text:style-name="Table_20_Contents"/>
          </table:table-cell>
        </table:table-row>
      </table:table>
      <text:p text:style-name="Standard"/>
      <text:list xml:id="list38580326" text:continue-numbering="true" text:style-name="L2">
        <text:list-item>
          <text:p text:style-name="P4">/F40/ Gruppe Hinzufügen (/LF20/, /LF30/)</text:p>
        </text:list-item>
      </text:list>
      <text:p text:style-name="Standard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Table_20_Contents">Geschäftsprozess</text:p>
          </table:table-cell>
          <table:table-cell table:style-name="Tabelle11.B1" office:value-type="string">
            <text:p text:style-name="Table_20_Contents">Hinzufügen einer Gruppe</text:p>
          </table:table-cell>
        </table:table-row>
        <table:table-row>
          <table:table-cell table:style-name="Tabelle11.A2" office:value-type="string">
            <text:p text:style-name="Table_20_Contents">Ziel</text:p>
          </table:table-cell>
          <table:table-cell table:style-name="Tabelle11.B2" office:value-type="string">
            <text:p text:style-name="Table_20_Contents">Hinzufügen einer Gruppe mit eigenen Rechten durch einen Administrator</text:p>
          </table:table-cell>
        </table:table-row>
        <table:table-row>
          <table:table-cell table:style-name="Tabelle11.A2" office:value-type="string">
            <text:p text:style-name="Table_20_Contents">Kategorie</text:p>
          </table:table-cell>
          <table:table-cell table:style-name="Tabelle11.B2" office:value-type="string">
            <text:p text:style-name="Table_20_Contents">Primär</text:p>
          </table:table-cell>
        </table:table-row>
        <table:table-row>
          <table:table-cell table:style-name="Tabelle11.A2" office:value-type="string">
            <text:p text:style-name="Table_20_Contents">Vorbedingung</text:p>
          </table:table-cell>
          <table:table-cell table:style-name="Tabelle11.B2" office:value-type="string">
            <text:p text:style-name="Table_20_Contents">Gruppe existiert nicht</text:p>
          </table:table-cell>
        </table:table-row>
        <table:table-row>
          <table:table-cell table:style-name="Tabelle11.A2" office:value-type="string">
            <text:p text:style-name="Table_20_Contents">Nachbedingung Erfolg</text:p>
          </table:table-cell>
          <table:table-cell table:style-name="Tabelle11.B2" office:value-type="string">
            <text:p text:style-name="Table_20_Contents">Gruppe ist in das System eingetragen</text:p>
          </table:table-cell>
        </table:table-row>
        <table:table-row>
          <table:table-cell table:style-name="Tabelle11.A2" office:value-type="string">
            <text:p text:style-name="Table_20_Contents">Nachbedingung Fehlschlag</text:p>
          </table:table-cell>
          <table:table-cell table:style-name="Tabelle11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1.A2" office:value-type="string">
            <text:p text:style-name="Table_20_Contents">Akteure</text:p>
          </table:table-cell>
          <table:table-cell table:style-name="Tabelle11.B2" office:value-type="string">
            <text:p text:style-name="Table_20_Contents">Administrator</text:p>
          </table:table-cell>
        </table:table-row>
        <table:table-row>
          <table:table-cell table:style-name="Tabelle11.A2" office:value-type="string">
            <text:p text:style-name="Table_20_Contents">Auslösendes Ereignis</text:p>
          </table:table-cell>
          <table:table-cell table:style-name="Tabelle11.B2" office:value-type="string">
            <text:p text:style-name="Table_20_Contents">Administrator möchte eine Gruppe eintragen</text:p>
          </table:table-cell>
        </table:table-row>
        <table:table-row>
          <table:table-cell table:style-name="Tabelle11.A2" office:value-type="string">
            <text:p text:style-name="Table_20_Contents">Beschreibung</text:p>
          </table:table-cell>
          <table:table-cell table:style-name="Tabelle11.B2" office:value-type="string">
            <text:p text:style-name="Table_20_Contents">1. Gruppendaten inklusive Rechte in Formular eintragen</text:p>
            <text:p text:style-name="Table_20_Contents">2. Eintragen betätigen</text:p>
          </table:table-cell>
        </table:table-row>
        <table:table-row>
          <table:table-cell table:style-name="Tabelle11.A2" office:value-type="string">
            <text:p text:style-name="Table_20_Contents">Alternativen</text:p>
          </table:table-cell>
          <table:table-cell table:style-name="Tabelle11.B2" office:value-type="string">
            <text:p text:style-name="Table_20_Contents"/>
          </table:table-cell>
        </table:table-row>
      </table:table>
      <text:list xml:id="list38599143" text:continue-numbering="true" text:style-name="L2">
        <text:list-item>
          <text:p text:style-name="P4">/F41/ Gruppe Löschen (/LF20/, /LF30/)</text:p>
        </text:list-item>
      </text:list>
      <text:p text:style-name="Standard"/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Table_20_Contents">Geschäftsprozess</text:p>
          </table:table-cell>
          <table:table-cell table:style-name="Tabelle12.B1" office:value-type="string">
            <text:p text:style-name="Table_20_Contents">Löschen einer Gruppe</text:p>
          </table:table-cell>
        </table:table-row>
        <table:table-row>
          <table:table-cell table:style-name="Tabelle12.A2" office:value-type="string">
            <text:p text:style-name="Table_20_Contents">Ziel</text:p>
          </table:table-cell>
          <table:table-cell table:style-name="Tabelle12.B2" office:value-type="string">
            <text:p text:style-name="Table_20_Contents">Entfernen einer Gruppe durch einen Administrator</text:p>
          </table:table-cell>
        </table:table-row>
        <table:table-row>
          <table:table-cell table:style-name="Tabelle12.A2" office:value-type="string">
            <text:p text:style-name="Table_20_Contents">Kategorie</text:p>
          </table:table-cell>
          <table:table-cell table:style-name="Tabelle12.B2" office:value-type="string">
            <text:p text:style-name="Table_20_Contents">Primär</text:p>
          </table:table-cell>
        </table:table-row>
        <table:table-row>
          <table:table-cell table:style-name="Tabelle12.A2" office:value-type="string">
            <text:p text:style-name="Table_20_Contents">Vorbedingung</text:p>
          </table:table-cell>
          <table:table-cell table:style-name="Tabelle12.B2" office:value-type="string">
            <text:p text:style-name="Table_20_Contents">Gruppe ist nicht einzige Administratorgruppe</text:p>
          </table:table-cell>
        </table:table-row>
        <table:table-row>
          <table:table-cell table:style-name="Tabelle12.A2" office:value-type="string">
            <text:p text:style-name="Table_20_Contents">Nachbedingung Erfolg</text:p>
          </table:table-cell>
          <table:table-cell table:style-name="Tabelle12.B2" office:value-type="string">
            <text:p text:style-name="Table_20_Contents">Gruppe existiert nicht mehr im System</text:p>
          </table:table-cell>
        </table:table-row>
        <table:table-row>
          <table:table-cell table:style-name="Tabelle12.A2" office:value-type="string">
            <text:p text:style-name="Table_20_Contents">Nachbedingung Fehlschlag</text:p>
          </table:table-cell>
          <table:table-cell table:style-name="Tabelle12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2.A2" office:value-type="string">
            <text:p text:style-name="Table_20_Contents">Akteure</text:p>
          </table:table-cell>
          <table:table-cell table:style-name="Tabelle12.B2" office:value-type="string">
            <text:p text:style-name="Table_20_Contents">Administrator</text:p>
          </table:table-cell>
        </table:table-row>
        <table:table-row>
          <table:table-cell table:style-name="Tabelle12.A2" office:value-type="string">
            <text:p text:style-name="Table_20_Contents">Auslösendes Ereignis</text:p>
          </table:table-cell>
          <table:table-cell table:style-name="Tabelle12.B2" office:value-type="string">
            <text:p text:style-name="Table_20_Contents">Administrator möchte eine Gruppe löschen</text:p>
          </table:table-cell>
        </table:table-row>
        <table:table-row>
          <table:table-cell table:style-name="Tabelle12.A2" office:value-type="string">
            <text:p text:style-name="Table_20_Contents">Beschreibung</text:p>
          </table:table-cell>
          <table:table-cell table:style-name="Tabelle12.B2" office:value-type="string">
            <text:p text:style-name="Table_20_Contents">1.Gruppe aus Liste auswählen</text:p>
            <text:p text:style-name="Table_20_Contents">2.Löschen betätigen</text:p>
          </table:table-cell>
        </table:table-row>
        <text:soft-page-break/>
        <table:table-row>
          <table:table-cell table:style-name="Tabelle12.A2" office:value-type="string">
            <text:p text:style-name="Table_20_Contents">Alternativen</text:p>
          </table:table-cell>
          <table:table-cell table:style-name="Tabelle12.B2" office:value-type="string">
            <text:p text:style-name="Table_20_Contents"/>
          </table:table-cell>
        </table:table-row>
      </table:table>
      <text:list xml:id="list38583196" text:continue-numbering="true" text:style-name="L2">
        <text:list-item>
          <text:p text:style-name="P4">/F42/ Gruppe Ändern <text:s/>(/LF20/, /LF30)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Table_20_Contents">Geschäftsprozess</text:p>
          </table:table-cell>
          <table:table-cell table:style-name="Tabelle13.B1" office:value-type="string">
            <text:p text:style-name="Table_20_Contents">Änderung einer Gruppe</text:p>
          </table:table-cell>
        </table:table-row>
        <table:table-row>
          <table:table-cell table:style-name="Tabelle13.A2" office:value-type="string">
            <text:p text:style-name="Table_20_Contents">Ziel</text:p>
          </table:table-cell>
          <table:table-cell table:style-name="Tabelle13.B2" office:value-type="string">
            <text:p text:style-name="Table_20_Contents">Veränderung von Gruppendaten durch Administrator</text:p>
          </table:table-cell>
        </table:table-row>
        <table:table-row>
          <table:table-cell table:style-name="Tabelle13.A2" office:value-type="string">
            <text:p text:style-name="Table_20_Contents">Kategorie</text:p>
          </table:table-cell>
          <table:table-cell table:style-name="Tabelle13.B2" office:value-type="string">
            <text:p text:style-name="Table_20_Contents">Primär</text:p>
          </table:table-cell>
        </table:table-row>
        <table:table-row>
          <table:table-cell table:style-name="Tabelle13.A2" office:value-type="string">
            <text:p text:style-name="Table_20_Contents">Vorbedingung</text:p>
          </table:table-cell>
          <table:table-cell table:style-name="Tabelle13.B2" office:value-type="string">
            <text:p text:style-name="Table_20_Contents">Falls Rechte verändert werden: Gruppe ist nicht einzige Administratorgruppe</text:p>
          </table:table-cell>
        </table:table-row>
        <table:table-row>
          <table:table-cell table:style-name="Tabelle13.A2" office:value-type="string">
            <text:p text:style-name="Table_20_Contents">Nachbedingung Erfolg</text:p>
          </table:table-cell>
          <table:table-cell table:style-name="Tabelle13.B2" office:value-type="string">
            <text:p text:style-name="Table_20_Contents">Gruppendaten vorher und nachher sind nicht identisch</text:p>
          </table:table-cell>
        </table:table-row>
        <table:table-row>
          <table:table-cell table:style-name="Tabelle13.A2" office:value-type="string">
            <text:p text:style-name="Table_20_Contents">Nachbedingung Fehlschlag</text:p>
          </table:table-cell>
          <table:table-cell table:style-name="Tabelle13.B2" office:value-type="string">
            <text:p text:style-name="Table_20_Contents">Administrator wird informiert, warum die Änderung nicht möglich ist</text:p>
          </table:table-cell>
        </table:table-row>
        <table:table-row>
          <table:table-cell table:style-name="Tabelle13.A2" office:value-type="string">
            <text:p text:style-name="Table_20_Contents">Akteure</text:p>
          </table:table-cell>
          <table:table-cell table:style-name="Tabelle13.B2" office:value-type="string">
            <text:p text:style-name="Table_20_Contents">Administrator</text:p>
          </table:table-cell>
        </table:table-row>
        <table:table-row>
          <table:table-cell table:style-name="Tabelle13.A2" office:value-type="string">
            <text:p text:style-name="Table_20_Contents">Auslösendes Ereignis</text:p>
          </table:table-cell>
          <table:table-cell table:style-name="Tabelle13.B2" office:value-type="string">
            <text:p text:style-name="Table_20_Contents">Administrator möchte eine Gruppe ändern</text:p>
          </table:table-cell>
        </table:table-row>
        <table:table-row>
          <table:table-cell table:style-name="Tabelle13.A2" office:value-type="string">
            <text:p text:style-name="Table_20_Contents">Beschreibung</text:p>
          </table:table-cell>
          <table:table-cell table:style-name="Tabelle13.B2" office:value-type="string">
            <text:p text:style-name="Table_20_Contents">1.Gruppe aus Liste auswählen</text:p>
            <text:p text:style-name="Table_20_Contents">2.Gruppendaten in Formular ändern</text:p>
            <text:p text:style-name="Table_20_Contents">3.Änderung tätigen</text:p>
          </table:table-cell>
        </table:table-row>
        <table:table-row>
          <table:table-cell table:style-name="Tabelle13.A2" office:value-type="string">
            <text:p text:style-name="Table_20_Contents">Alternativen</text:p>
          </table:table-cell>
          <table:table-cell table:style-name="Tabelle13.B2" office:value-type="string">
            <text:p text:style-name="Table_20_Contents"/>
          </table:table-cell>
        </table:table-row>
      </table:table>
      <text:list xml:id="list38594306" text:continue-numbering="true" text:style-name="L2">
        <text:list-header>
          <text:p text:style-name="P4"/>
        </text:list-header>
      </text:list>
      <text:list xml:id="list736589310297124502" text:style-name="L3">
        <text:list-item>
          <text:list>
            <text:list-item>
              <text:p text:style-name="P5">Listen</text:p>
            </text:list-item>
          </text:list>
        </text:list-item>
      </text:list>
      <text:list xml:id="list606182492924422369" text:style-name="L4">
        <text:list-item>
          <text:p text:style-name="P6">/F50/ Nutzerliste (/LF20/– Zunächst Liste mit Identifikationsdaten (Nutzer ID, Name), durch auswählen: Details (ID,Name,Ausgeliehene Medien, Überfällige Medien, Vorbestellungen, Registrierungsdatum). Filter möglich</text:p>
        </text:list-item>
        <text:list-item>
          <text:p text:style-name="P6">/F60/ Medien auflisten <text:s/>(/LF50/) – Zunächst Liste mit Identifikationsdaten (ISBN, Name, Auflage), durch auswählen: Details (ISBN, Name, Auflage, Erscheinungsjahr, Medienart, Verlag, Sprache, Beschreibung)</text:p>
        </text:list-item>
        <text:list-item>
          <text:p text:style-name="P6">/F70/ Gruppen auflisten <text:s/>(/LF30/)– Zunächst Liste mit Identifikationsdaten (Gruppen ID, Name), durch auswählen: Details (ID, Name, zugehörige Benutzer, Rechte).</text:p>
        </text:list-item>
        <text:list-item>
          <text:p text:style-name="P6">/F80/ Suche (/LF80/) – Über den ganzen Katalog sollen passende Medien ausgegeben werden</text:p>
        </text:list-item>
      </text:list>
      <text:list xml:id="list38597044" text:continue-list="list736589310297124502" text:style-name="L3">
        <text:list-item>
          <text:list>
            <text:list-item>
              <text:p text:style-name="P5">Reports</text:p>
            </text:list-item>
          </text:list>
        </text:list-item>
      </text:list>
      <text:list xml:id="list1716072817870392110" text:style-name="L5">
        <text:list-item>
          <text:p text:style-name="P7">F/90/ Rückgabewarnung versenden (/LF60/) - <text:s/>Monitoring verschickt automatisch E-Mail Warnungen, startend 3 Tage vor Rückgabedatum. Nach Rückgabe: Mahnungen</text:p>
        </text:list-item>
      </text:list>
      <text:p text:style-name="Standard"/>
      <text:p text:style-name="Standard">6.Produktdaten</text:p>
      <text:p text:style-name="Standard"><text:s text:c="5"/>6.1 /D10/ Mediendaten (/LD10/)</text:p>
      <text:list xml:id="list4958373316884397137" text:style-name="L6">
        <text:list-item>
          <text:p text:style-name="P8">/D11/ Mediendaten – ID, ISBN, Titel, Autor, Erscheinungsjahr, <text:s/>Art, Auflage, Verlag, Beschreibung</text:p>
        </text:list-item>
        <text:list-item>
          <text:p text:style-name="P8">/D13/ Metadaten – Stückzahl</text:p>
        </text:list-item>
      </text:list>
      <text:p text:style-name="Standard"/>
      <text:p text:style-name="Standard"><text:s text:c="5"/>6.3 /D30/ Ausleihdaten <text:s/>(/LD30)</text:p>
      <text:list xml:id="list4453538044705724157" text:style-name="L8">
        <text:list-item>
          <text:p text:style-name="P10">/D30/ Ausleihdaten – Physikalisches Medium: ID, Mediendaten-ID, Ausleihstatus, Rückabgedatum, vorbestelltVon</text:p>
        </text:list-item>
      </text:list>
      <text:p text:style-name="Standard"><text:s text:c="5"/>6.2 /D20/ Nutzerdaten (/LD20)</text:p>
      <text:list xml:id="list942050172884289304" text:style-name="L7">
        <text:list-item>
          <text:p text:style-name="P9">/D21/ Nutzerdaten – ID, Name, Gruppenzugehörigkeit</text:p>
        </text:list-item>
        <text:list-item>
          <text:p text:style-name="P9">/D22/ Benutzerspezifische Ausleihdaten – Ausgeliehene Medien, Rückgabedaten, überfällige Medien, Vorbestellungen</text:p>
        </text:list-item>
      </text:list>
      <text:p text:style-name="Standard"><text:soft-page-break/></text:p>
      <text:p text:style-name="Standard"><text:s text:c="6"/>6.2 /D40/ Gruppendaten (/LD20/)</text:p>
      <text:list xml:id="list4701985928186505680" text:style-name="L9">
        <text:list-item>
          <text:p text:style-name="P11">/LD41/ Gruppendaten – ID, Name,</text:p>
        </text:list-item>
        <text:list-item>
          <text:p text:style-name="P11">/LD42/ Gruppenrechte – Ausleihbare Medien, Ausleihdauer, Nutzer/Gruppen/Medienrechte</text:p>
        </text:list-item>
      </text:list>
      <text:p text:style-name="Standard"/>
      <text:p text:style-name="Standard">7. Produkt - Leistungen</text:p>
      <text:list xml:id="list706753765075767743" text:style-name="L10">
        <text:list-item>
          <text:p text:style-name="P12">/L10/ Alle Reaktionszeiten auf Benutzerreaktionen müssen unter 2 Sekunden liegen (außer /F00/)</text:p>
        </text:list-item>
        <text:list-item>
          <text:p text:style-name="P12">/L20/ Die Suche (/F00/) darf nicht länger als 10 Sekunden Anwtwortzeit benötigen</text:p>
        </text:list-item>
        <text:list-item>
          <text:p text:style-name="P12">/L30/ Stabilität – Das System sollte eine Uptime von 99% (exklusive Wartung) haben</text:p>
        </text:list-item>
      </text:list>
      <text:p text:style-name="Standard"/>
      <text:p text:style-name="Standard">8. Benutzeroberfläche</text:p>
      <text:list xml:id="list1287110540454405798" text:style-name="L11">
        <text:list-item>
          <text:p text:style-name="P13">/B10/ Als Benutzeroberfläche ist ein Web-browser vorgesehen. Unter einem Logo soll eine Navigationsleiste die übergeordneten Funktionen zeigen (Katalog, Suche, Konto, Falls Rechte: Administration)</text:p>
        </text:list-item>
        <text:list-item>
          <text:p text:style-name="P13">/B20/ Zu den übergeordneten Funktionen sollen noch in einem seitlichen Frame zusätliche Optionen angezeigt werden. In einem zentralen Frame werden die Daten aufgelistet</text:p>
        </text:list-item>
        <text:list-item>
          <text:p text:style-name="P13">/B30/ Welche Optionen verfügbar sind ist durch die Gruppenzugehörigkeit bestimmt</text:p>
        </text:list-item>
      </text:list>
      <text:p text:style-name="Standard"/>
      <text:p text:style-name="Standard">9. Qualitäts-Zielbestimmung</text:p>
      <text:p text:style-name="Standard">Siehe Lastenheft</text:p>
      <text:p text:style-name="Standard"/>
      <text:p text:style-name="Standard">10. Globale Testszenarien</text:p>
      <text:p text:style-name="Standard"/>
      <text:p text:style-name="Standard">11. Glossar</text:p>
      <text:list xml:id="list4076109910203282490" text:style-name="L12">
        <text:list-item>
          <text:p text:style-name="P14">Benutzer <text:s/>- Normaler Benutzer des Systems</text:p>
        </text:list-item>
        <text:list-item>
          <text:p text:style-name="P14">Administrator – Benutzer, der Gruppe mit Administrationsrechten angehört</text:p>
        </text:list-item>
        <text:list-item>
          <text:p text:style-name="P14">Frame – von anderen abgegrenzter Bereich, der bestimmten Inhalt präsentiert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25:32.28</meta:creation-date>
    <dc:date>2015-12-27T18:42:34.13</dc:date>
    <meta:editing-duration>PT4H36M41S</meta:editing-duration>
    <meta:editing-cycles>90</meta:editing-cycles>
    <meta:generator>OpenOffice/4.0.1$Win32 OpenOffice.org_project/401m5$Build-9714</meta:generator>
    <meta:document-statistic meta:table-count="13" meta:image-count="0" meta:object-count="0" meta:page-count="7" meta:paragraph-count="319" meta:word-count="1255" meta:character-count="10036"/>
  </office:meta>
</office:document-meta>
</file>